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10.35cm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5cm"/>
    </style:style>
    <style:style style:name="pr1" style:family="presentation" style:parent-style-name="Glossy-subtitle">
      <style:graphic-properties draw:fill-color="#ffffff" draw:auto-grow-height="true" fo:min-height="13.859cm"/>
    </style:style>
    <style:style style:name="pr2" style:family="presentation" style:parent-style-name="Glossy-title">
      <style:graphic-properties fo:min-height="3.506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r6" style:family="presentation" style:parent-style-name="Glossy-title">
      <style:graphic-properties draw:auto-grow-height="true" fo:min-height="3.506cm"/>
    </style:style>
    <style:style style:name="pr7" style:family="presentation" style:parent-style-name="Glossy-subtitle">
      <style:graphic-properties draw:fill-color="#ffffff" fo:min-height="13.859cm"/>
    </style:style>
    <style:style style:name="pr8" style:family="presentation" style:parent-style-name="Glossy-outline1">
      <style:graphic-properties draw:auto-grow-height="true" fo:min-height="13.85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style:font-size-asian="28.1000003814697pt"/>
    </style:style>
    <style:style style:name="P3" style:family="paragraph">
      <style:text-properties fo:font-size="24pt"/>
    </style:style>
    <style:style style:name="P4" style:family="paragraph">
      <style:text-properties fo:font-family="'VL ゴシック'" style:font-pitch="variable" fo:font-size="20pt" style:font-size-asian="20pt" style:font-size-complex="20pt"/>
    </style:style>
    <style:style style:name="T1" style:family="text">
      <style:text-properties fo:font-family="'VL ゴシック'" style:font-pitch="variable" fo:font-size="20pt" style:font-size-asian="20pt" style:font-size-complex="20pt"/>
    </style:style>
    <style:style style:name="T2" style:family="text">
      <style:text-properties fo:color="#800000" fo:font-family="'VL ゴシック'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13.859cm" svg:x="1.4cm" svg:y="4.914cm" presentation:class="subtitle">
          <draw:text-box>
            <text:p>環境構築に使用するための</text:p>
            <text:p>Capistrano + Chef-solo</text:p>
            <text:p/>
          </draw:text-box>
        </draw:frame>
        <draw:frame presentation:style-name="pr2" draw:layer="layout" svg:width="25.199cm" svg:height="3.506cm" svg:x="1.301cm" svg:y="0cm" presentation:class="titl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2" draw:layer="layout" svg:width="25.199cm" svg:height="3.506cm" svg:x="1.301cm" svg:y="0cm" presentation:class="title" presentation:placeholder="true">
          <draw:text-box/>
        </draw:frame>
        <draw:frame presentation:style-name="pr4" draw:layer="layout" svg:width="25.199cm" svg:height="16.15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  <text:list-item>
                <text:p>やってみよう！</text:p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2" draw:layer="layout" svg:width="25.199cm" svg:height="3.506cm" svg:x="1.301cm" svg:y="0cm" presentation:class="title">
          <draw:text-box>
            <text:p>何を使ってやるの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VMって？</text:p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  <text:list-item>
                <text:p>Capistranoって？</text:p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2" draw:layer="layout" svg:width="25.199cm" svg:height="3.506cm" svg:x="1.301cm" svg:y="0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draw:frame presentation:style-name="pr6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subtitle">
          <draw:text-box>
            <text:p>やってみよう!</text:p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必要なgemをインストール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せっかくだからbundler使ってみよう</text:p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layer="layout" svg:width="20.2cm" svg:height="4.971cm" svg:x="3.4cm" svg:y="8.2cm">
          <draw:text-box>
            <text:p>source '<text:a xlink:href="http://rubygems.org/">http://rubygems.org</text:a>'</text:p>
            <text:p/>
            <text:p>gem 'capistrano' <text:s text:c="4"/></text:p>
            <text:p>gem 'rvm-capistrano' </text:p>
            <text:p/>
          </draw:text-box>
        </draw:frame>
        <draw:frame draw:style-name="gr3" draw:layer="layout" svg:width="20.2cm" svg:height="2.105cm" svg:x="3.4cm" svg:y="14.695cm">
          <draw:text-box>
            <text:p>$ bundle install'</text:p>
            <text:p/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設定ファイル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0.2cm" svg:height="6.791cm" svg:x="3.4cm" svg:y="8.2cm">
          <draw:text-box>
            <text:p text:style-name="P3">$ capify <text:s/>.</text:p>
            <text:p text:style-name="P3"/>
            <text:p text:style-name="P3">[add] writing './Capfile'</text:p>
            <text:p text:style-name="P3">[add] making directory './config'</text:p>
            <text:p text:style-name="P3">[add] writing './config/deploy.rb'</text:p>
            <text:p text:style-name="P3">[done] capified!</text:p>
            <text:p text:style-name="P3"/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3" draw:layer="layout" svg:width="20.2cm" svg:height="12.421cm" svg:x="3.8cm" svg:y="6.4cm">
          <draw:text-box>
            <text:p text:style-name="P3"># general settings</text:p>
            <text:p text:style-name="P3">set :user, :cap01</text:p>
            <text:p text:style-name="P3">set :port, 22</text:p>
            <text:p text:style-name="P3">set :use_sudo, true</text:p>
            <text:p text:style-name="P3"/>
            <text:p text:style-name="P3"># for rvm</text:p>
            <text:p text:style-name="P3">require "rvm/capistrano"</text:p>
            <text:p text:style-name="P3">set :rvm_ruby_string, '1.9.3@demo'</text:p>
            <text:p text:style-name="P3">set :rvm_type, :user</text:p>
            <text:p text:style-name="P3">set :rvm_install_type, :stable</text:p>
            <text:p text:style-name="P3">set :rvm_install_ruby, :reinstall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2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4" draw:layer="layout" svg:width="24.2cm" svg:height="10.6cm" svg:x="2.4cm" svg:y="6.4cm">
          <draw:text-box>
            <text:p text:style-name="P4"><text:span text:style-name="T1">pkg_for_ruby = %w[gcc-c++ patch readline readline-devel zlib zlib-devel libyaml-devel libffi-devel openssl-devel make bzip2 autoconf automake libtool bison iconv-devel]</text:span></text:p>
            <text:p text:style-name="P4"><text:span text:style-name="T1"/></text:p>
            <text:p text:style-name="P4"><text:span text:style-name="T1">namespace :chef do</text:span></text:p>
            <text:p text:style-name="P4"><text:span text:style-name="T1"><text:s text:c="2"/></text:span><text:span text:style-name="T1">task :ruby_install do</text:span></text:p>
            <text:p text:style-name="P4"><text:span text:style-name="T1"><text:s text:c="4"/></text:span><text:span text:style-name="T1">run "sudo yum install -y #{pkg_for_ruby.join(' ')}" <text:s text:c="15"/>rvm.install_rvm</text:span></text:p>
            <text:p text:style-name="P4"><text:span text:style-name="T1"><text:s text:c="4"/></text:span><text:span text:style-name="T1">rvm.install_ruby</text:span></text:p>
            <text:p text:style-name="P4"><text:span text:style-name="T1"><text:s text:c="2"/></text:span><text:span text:style-name="T1">end</text:span></text:p>
            <text:p text:style-name="P4"><text:span text:style-name="T1">end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実行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5" draw:text-style-name="P4" draw:layer="layout" svg:width="24.2cm" svg:height="2.4cm" svg:x="2.4cm" svg:y="6.4cm">
          <draw:text-box>
            <text:p text:style-name="P4"><text:span text:style-name="T1">$ capistrano chef:ruby_install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3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4" draw:layer="layout" svg:width="24.2cm" svg:height="10.891cm" svg:x="2.4cm" svg:y="6.4cm">
          <draw:text-box>
            <text:p text:style-name="P4"><text:span text:style-name="T1">pkg_for_ruby = %w[gcc-c++ patch readline readline-devel zlib zlib-devel libyaml-devel libffi-devel openssl-devel make bzip2 autoconf automake libtool bison iconv-devel]</text:span></text:p>
            <text:p text:style-name="P4"><text:span text:style-name="T1"/></text:p>
            <text:p text:style-name="P4"><text:span text:style-name="T1">namespace :chef do</text:span></text:p>
            <text:p text:style-name="P4"><text:span text:style-name="T1"><text:s text:c="2"/></text:span><text:span text:style-name="T1">task :ruby_install do</text:span></text:p>
            <text:p text:style-name="P4"><text:span text:style-name="T1"><text:s text:c="4"/></text:span><text:span text:style-name="T1">run "sudo yum install -y #{pkg_for_ruby.join(' ')}"</text:span><text:span text:style-name="T2">, :shell =&gt; :bash</text:span></text:p>
            <text:p text:style-name="P4"><text:span text:style-name="T1"><text:s text:c="4"/></text:span><text:span text:style-name="T1">rvm.install_rvm</text:span></text:p>
            <text:p text:style-name="P4"><text:span text:style-name="T1"><text:s text:c="4"/></text:span><text:span text:style-name="T1">rvm.install_ruby</text:span></text:p>
            <text:p text:style-name="P4"><text:span text:style-name="T1"><text:s text:c="2"/></text:span><text:span text:style-name="T1">end</text:span></text:p>
            <text:p text:style-name="P4"><text:span text:style-name="T1">end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ing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番号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12-05-28T00:25:56</meta:creation-date>
    <dc:language>fi-FI</dc:language>
    <meta:editing-cycles>2</meta:editing-cycles>
    <meta:editing-duration>PT55S</meta:editing-duration>
    <meta:initial-creator>Jun Fukaya</meta:initial-creator>
    <dc:date>2012-05-28T01:58:07</dc:date>
    <dc:creator>Jun Fukaya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